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formula="of:=+MIN([.A1:.G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formula="of:=+MIN([.A2:.G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table:formula="of:=+MIN([.A3:.G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+MIN([.A4:.G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formula="of:=+MIN([.A5:.G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table:formula="of:=+MIN([.A6:.G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formula="of:=+MIN([.A7:.G7])" office:value-type="float" office:value="1" calcext:value-type="float">
            <text:p>1</text:p>
          </table:table-cell>
        </table:table-row>
        <table:table-row table:style-name="ro1">
          <table:table-cell table:formula="of:=+MAX([.A1:.A7])" office:value-type="float" office:value="98" calcext:value-type="float">
            <text:p>98</text:p>
          </table:table-cell>
          <table:table-cell table:formula="of:=+MAX([.B1:.B7])" office:value-type="float" office:value="97" calcext:value-type="float">
            <text:p>97</text:p>
          </table:table-cell>
          <table:table-cell table:formula="of:=+MAX([.C1:.C7])" office:value-type="float" office:value="97" calcext:value-type="float">
            <text:p>97</text:p>
          </table:table-cell>
          <table:table-cell table:formula="of:=+MAX([.D1:.D7])" office:value-type="float" office:value="70" calcext:value-type="float">
            <text:p>70</text:p>
          </table:table-cell>
          <table:table-cell table:formula="of:=+MAX([.E1:.E7])" office:value-type="float" office:value="96" calcext:value-type="float">
            <text:p>96</text:p>
          </table:table-cell>
          <table:table-cell table:formula="of:=+MAX([.F1:.F7])" office:value-type="float" office:value="95" calcext:value-type="float">
            <text:p>95</text:p>
          </table:table-cell>
          <table:table-cell table:formula="of:=+MAX([.G1:.G7])" office:value-type="float" office:value="84" calcext:value-type="float">
            <text:p>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02:51.508556229</meta:creation-date>
    <dc:date>2018-11-14T16:03:50.476778726</dc:date>
    <meta:editing-duration>PT3H50M48S</meta:editing-duration>
    <meta:editing-cycles>1</meta:editing-cycles>
    <meta:document-statistic meta:table-count="1" meta:cell-count="63" meta:object-count="0"/>
    <meta:generator>LibreOffice/6.0.7.3.0$Linux_X86_64 LibreOffice_project/00m0$Build-3</meta:generator>
  </office:meta>
</office:document-meta>
</file>